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5.614cm"/>
    </style:style>
    <style:style style:name="co18" style:family="table-column">
      <style:table-column-properties fo:break-before="auto" style:column-width="2.0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36">
      <style:text-properties fo:font-weight="bold" style:font-weight-asian="bold" style:font-weight-complex="bold"/>
    </style:style>
    <style:style style:name="ce3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</style:style>
    <style:style style:name="ce105" style:family="table-cell" style:parent-style-name="Default" style:data-style-name="N124"/>
    <style:style style:name="ce103" style:family="table-cell" style:parent-style-name="Default" style:data-style-name="N124">
      <style:text-properties fo:font-weight="bold" style:font-weight-asian="bold" style:font-weight-complex="bold"/>
    </style:style>
    <style:style style:name="ce10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8" style:family="table-cell" style:parent-style-name="Default" style:data-style-name="N124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53"/>
        <table:table-column table:style-name="co2" table:default-cell-style-name="ce59"/>
        <table:table-column table:style-name="co3" table:default-cell-style-name="ce69"/>
        <table:table-column table:style-name="co4" table:default-cell-style-name="ce69"/>
        <table:table-column table:style-name="co5" table:default-cell-style-name="ce71"/>
        <table:table-column table:style-name="co6" table:default-cell-style-name="ce69"/>
        <table:table-column table:style-name="co7" table:default-cell-style-name="ce71"/>
        <table:table-row table:style-name="ro1">
          <table:table-cell table:style-name="ce43"/>
          <table:table-cell table:style-name="ce57" office:value-type="string" calcext:value-type="string">
            <text:p>Doğuş kira </text:p>
          </table:table-cell>
          <table:table-cell table:style-name="ce50" office:value-type="string" calcext:value-type="string">
            <text:p>2022-23</text:p>
          </table:table-cell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3"/>
          <table:table-cell table:number-columns-repeated="3"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9"/>
          <table:table-cell table:style-name="ce61" office:value-type="string" calcext:value-type="string">
            <text:p>Adem Duman</text:p>
          </table:table-cell>
          <table:table-cell table:style-name="ce7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7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2"/>
          <table:table-cell table:style-name="ce7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7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61" office:value-type="string" calcext:value-type="string">
            <text:p>28-02-2021 * 27-02-22</text:p>
          </table:table-cell>
          <table:table-cell table:style-name="ce7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7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3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6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63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19"/>
          <table:table-cell table:formula="of:=[.C16]-[.D16]" office:value-type="float" office:value="3000" calcext:value-type="float">
            <text:p>3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17]-[.D17]" office:value-type="float" office:value="3000" calcext:value-type="float">
            <text:p>3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8]-[.D18]" office:value-type="float" office:value="5000" calcext:value-type="float">
            <text:p>5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19]-[.D19]" office:value-type="float" office:value="5000" calcext:value-type="float">
            <text:p>5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3"/>
          <table:table-cell table:number-columns-repeated="6"/>
        </table:table-row>
        <table:table-row table:style-name="ro1">
          <table:table-cell table:style-name="ce43"/>
          <table:table-cell table:style-name="ce57" office:value-type="string" calcext:value-type="string">
            <text:p>Toplamlar</text:p>
          </table:table-cell>
          <table:table-cell table:style-name="ce80" table:formula="of:=SUM([.C4:.C23])" office:value-type="float" office:value="36000" calcext:value-type="float">
            <text:p>36.000,00</text:p>
          </table:table-cell>
          <table:table-cell table:style-name="ce80" table:formula="of:=SUM([.D4:.D23])" office:value-type="float" office:value="15000" calcext:value-type="float">
            <text:p>15.000,00</text:p>
          </table:table-cell>
          <table:table-cell table:style-name="ce73" table:formula="of:=[.C24]-[.D24]" office:value-type="float" office:value="21000" calcext:value-type="float">
            <text:p>21.000,00</text:p>
          </table:table-cell>
          <table:table-cell table:style-name="ce80" table:formula="of:=SUM([.F4:.F23])" office:value-type="float" office:value="0" calcext:value-type="float">
            <text:p>0,00</text:p>
          </table:table-cell>
          <table:table-cell table:style-name="ce85" table:formula="of:=[.D24]-[.F24]" office:value-type="float" office:value="15000" calcext:value-type="float">
            <text:p>15.000,00</text:p>
          </table:table-cell>
        </table:table-row>
        <table:table-row table:style-name="ro1">
          <table:table-cell table:style-name="ce43"/>
          <table:table-cell table:number-columns-repeated="3"/>
          <table:table-cell table:style-name="ce69"/>
          <table:table-cell/>
          <table:table-cell table:style-name="Default"/>
        </table:table-row>
        <table:table-row table:style-name="ro1">
          <table:table-cell table:style-name="ce43"/>
          <table:table-cell table:style-name="Default" table:number-columns-repeated="2"/>
          <table:table-cell/>
          <table:table-cell table:style-name="ce82" office:value-type="string" calcext:value-type="string">
            <text:p>Doğuş Toplam Kira Geliri</text:p>
          </table:table-cell>
          <table:table-cell table:style-name="Default"/>
          <table:table-cell table:style-name="ce88" table:formula="of:=[.G24]" office:value-type="float" office:value="15000" calcext:value-type="float">
            <text:p>15.000,00</text:p>
          </table:table-cell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6]*[.$F$27]" office:value-type="float" office:value="15000" calcext:value-type="float">
            <text:p>15.000,00</text:p>
          </table:table-cell>
        </table:table-row>
      </table:table>
      <table:table table:name="15 Tzgmrg" table:style-name="ta2">
        <table:table-column table:style-name="co8" table:default-cell-style-name="ce43"/>
        <table:table-column table:style-name="co9" table:default-cell-style-name="ce63"/>
        <table:table-column table:style-name="co3" table:default-cell-style-name="ce71"/>
        <table:table-column table:style-name="co10" table:default-cell-style-name="ce69"/>
        <table:table-column table:style-name="co11" table:default-cell-style-name="ce71"/>
        <table:table-column table:style-name="co6" table:default-cell-style-name="ce69"/>
        <table:table-column table:style-name="co7" table:default-cell-style-name="ce71"/>
        <table:table-row table:style-name="ro1" table:number-rows-repeated="2">
          <table:table-cell/>
          <table:table-cell table:style-name="ce57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uzgümrüğü kira </text:p>
          </table:table-cell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Default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4"/>
          <table:table-cell table:style-name="ce60"/>
          <table:table-cell table:style-name="ce70" table:number-columns-repeated="5"/>
        </table:table-row>
        <table:table-row table:style-name="ro1">
          <table:table-cell table:style-name="ce49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49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1" office:value-type="string" calcext:value-type="string">
            <text:p>30-4-2022-23</text:p>
          </table:table-cell>
          <table:table-cell table:style-name="ce6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4-20" calcext:value-type="date">
            <text:p>20.04.2021</text:p>
          </table:table-cell>
          <table:table-cell table:style-name="ce61" office:value-type="string" calcext:value-type="string">
            <text:p>Salih Kaymak</text:p>
          </table:table-cell>
          <table:table-cell/>
          <table:table-cell table:style-name="ce71"/>
          <table:table-cell table:formula="of:=[.E11]-[.D12]" office:value-type="float" office:value="0" calcext:value-type="float">
            <text:p>0,00</text:p>
          </table:table-cell>
          <table:table-cell table:style-name="ce7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49"/>
          <table:table-cell table:style-name="ce61"/>
          <table:table-cell/>
          <table:table-cell table:style-name="ce71"/>
          <table:table-cell table:formula="of:=[.E12]-[.D13]" office:value-type="float" office:value="0" calcext:value-type="float">
            <text:p>0,00</text:p>
          </table:table-cell>
          <table:table-cell table:style-name="ce7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4-20" calcext:value-type="date">
            <text:p>20.04.2021</text:p>
          </table:table-cell>
          <table:table-cell table:style-name="ce62"/>
          <table:table-cell office:value-type="float" office:value="18000" calcext:value-type="float">
            <text:p>18.000,00</text:p>
          </table:table-cell>
          <table:table-cell table:style-name="ce72"/>
          <table:table-cell table:formula="of:=[.C14]-[.D14]+[.E13]" office:value-type="float" office:value="18000" calcext:value-type="float">
            <text:p>18.000,00</text:p>
          </table:table-cell>
          <table:table-cell table:style-name="ce71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5-20" calcext:value-type="date">
            <text:p>20.05.2021</text:p>
          </table:table-cell>
          <table:table-cell table:style-name="ce61"/>
          <table:table-cell/>
          <table:table-cell table:style-name="ce71"/>
          <table:table-cell table:formula="of:=[.E14]-[.D15]" office:value-type="float" office:value="18000" calcext:value-type="float">
            <text:p>18.000,00</text:p>
          </table:table-cell>
          <table:table-cell table:style-name="ce7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8000" calcext:value-type="float">
            <text:p>18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8000" calcext:value-type="float">
            <text:p>18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8000" calcext:value-type="float">
            <text:p>18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8000" calcext:value-type="float">
            <text:p>18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8000" calcext:value-type="float">
            <text:p>18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8000" calcext:value-type="float">
            <text:p>18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59"/>
          <table:table-cell table:style-name="ce69"/>
          <table:table-cell table:number-columns-repeated="3"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oplamlar</text:p>
          </table:table-cell>
          <table:table-cell table:style-name="ce80"/>
          <table:table-cell table:style-name="ce80" table:formula="of:=SUM([.D8:.D26])" office:value-type="float" office:value="3000" calcext:value-type="float">
            <text:p>3.000,00</text:p>
          </table:table-cell>
          <table:table-cell/>
          <table:table-cell table:style-name="ce80" table:formula="of:=SUM([.F12:.F26])" office:value-type="float" office:value="0" calcext:value-type="float">
            <text:p>0,00</text:p>
          </table:table-cell>
          <table:table-cell table:style-name="ce85" table:formula="of:=[.D27]-[.F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2" office:value-type="string" calcext:value-type="string">
            <text:p>Tuzgümrüğü Toplam Kira Geliri</text:p>
          </table:table-cell>
          <table:table-cell table:style-name="Default"/>
          <table:table-cell table:style-name="ce88" table:formula="of:=[.G27]" office:value-type="float" office:value="3000" calcext:value-type="float">
            <text:p>3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83"/>
          <table:table-cell table:style-name="Default"/>
          <table:table-cell table:style-name="ce88"/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9]*[.$F$31]" office:value-type="float" office:value="3000" calcext:value-type="float">
            <text:p>3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438C5BC92CEF8C4E/deeppoo_pc/aa/hes2020/Account/2022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media/m/438C5BC92CEF8C4E/deeppoo_pc/aa/hes2020/Account/2022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media/m/438C5BC92CEF8C4E/deeppoo_pc/aa/hes2020/Account/2022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media/m/438C5BC92CEF8C4E/deeppoo_pc/aa/hes2020/Account/2022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media/m/438C5BC92CEF8C4E/deeppoo_pc/aa/hes2020/Account/2022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media/m/438C5BC92CEF8C4E/deeppoo_pc/aa/hes2020/Account/2022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7]" office:value-type="float" office:value="15000" calcext:value-type="float">
            <text:p>15.000,00</text:p>
          </table:table-cell>
          <table:table-cell table:style-name="ce162"/>
          <table:table-cell table:style-name="ce164" table:formula="of:=[.F9]+[.D10]-[.E10]" office:value-type="float" office:value="-84008.72" calcext:value-type="float">
            <text:p>-84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3000" calcext:value-type="float">
            <text:p>3.000,00</text:p>
          </table:table-cell>
          <table:table-cell table:style-name="ce162"/>
          <table:table-cell table:style-name="ce164" table:formula="of:=[.F10]+[.D11]-[.E11]" office:value-type="float" office:value="-81008.72" calcext:value-type="float">
            <text:p>-8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media/m/438C5BC92CEF8C4E/deeppoo_pc/aa/hes2020/Account/2022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81008.72" calcext:value-type="float">
            <text:p>-81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media/m/438C5BC92CEF8C4E/deeppoo_pc/aa/hes2020/Account/2022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3]+[.D14]-[.E14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4]+[.D15]-[.E15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5]+[.D16]-[.E16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6]+[.D17]-[.E17]" office:value-type="float" office:value="-81291.77" calcext:value-type="float">
            <text:p>-81.291,77</text:p>
          </table:table-cell>
        </table:table-row>
        <table:table-row table:style-name="ro2" table:number-rows-repeated="7">
          <table:table-cell table:style-name="ce90"/>
          <table:table-cell table:number-columns-repeated="4"/>
          <table:table-cell table:style-name="ce164"/>
        </table:table-row>
        <table:table-row table:style-name="ro2">
          <table:table-cell table:style-name="ce90"/>
          <table:table-cell table:number-columns-repeated="4"/>
          <table:table-cell table:style-name="ce164" table:formula="of:=[.F17]+[.D25]-[.E25]" office:value-type="float" office:value="-81291.77" calcext:value-type="float">
            <text:p>-81.2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81291.77" calcext:value-type="float">
            <text:p>-81.2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7]+[.D28]-[.E28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8]+[.D29]-[.E29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9]+[.D30]-[.E30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0]+[.D31]-[.E31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1]+[.D32]-[.E32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2]+[.D33]-[.E33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3]+[.D34]-[.E34]" office:value-type="float" office:value="-81291.77" calcext:value-type="float">
            <text:p>-81.2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4]+[.D35]-[.E35]" office:value-type="float" office:value="-81291.77" calcext:value-type="float">
            <text:p>-81.2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ce105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3" table:formula="of:=[.C25]+[.C48]+[.C71]+[.C94]+[#REF!]+[#REF!]+[#REF!]+[#REF!]+[#REF!]+[#REF!]+[#REF!]+[#REF!]" office:value-type="string" office:string-value="" calcext:value-type="error">
            <text:p>#REF!</text:p>
          </table:table-cell>
          <table:table-cell table:style-name="ce103" table:formula="of:=[.D25]+[.D48]+[.D71]+[.D94]+[#REF!]+[#REF!]+[#REF!]+[#REF!]+[#REF!]+[#REF!]+[#REF!]+[#REF!]" office:value-type="string" office:string-value="" calcext:value-type="error">
            <text:p>#REF!</text:p>
          </table:table-cell>
          <table:table-cell table:style-name="ce103" table:formula="of:=[.E25]+[.E48]+[.E71]+[.E94]+[#REF!]+[#REF!]+[#REF!]+[#REF!]+[#REF!]+[#REF!]+[#REF!]+[#REF!]" office:value-type="string" office:string-value="" calcext:value-type="error">
            <text:p>#REF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6" office:value-type="string" calcext:value-type="string">
            <text:p>ödenecek</text:p>
          </table:table-cell>
          <table:table-cell table:style-name="ce106" office:value-type="string" calcext:value-type="string">
            <text:p>GİRİŞ</text:p>
          </table:table-cell>
          <table:table-cell table:style-name="ce106" office:value-type="string" calcext:value-type="string">
            <text:p>ÇIKIŞ</text:p>
          </table:table-cell>
          <table:table-cell table:style-name="ce106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- OCAK 2022</text:p>
          </table:table-cell>
          <table:table-cell table:style-name="ce106" table:number-columns-repeated="4"/>
          <table:table-cell/>
        </table:table-row>
        <table:table-row table:style-name="ro1">
          <table:table-cell table:style-name="ce90" office:value-type="date" office:date-value="2022-01-01" calcext:value-type="date">
            <text:p>01.01.2022</text:p>
          </table:table-cell>
          <table:table-cell office:value-type="string" calcext:value-type="string">
            <text:p>2021 devir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table:formula="of:=[.D5]-[.E5]" office:value-type="float" office:value="30000" calcext:value-type="float">
            <text:p>30.000,00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table:style-name="ce39" office:value-type="string" calcext:value-type="string">
            <text:p>5847500300 /CK ÇEPESAŞ/FATURA</text:p>
          </table:table-cell>
          <table:table-cell table:style-name="ce106" office:value-type="float" office:value="-130.3" calcext:value-type="float">
            <text:p>-130,30</text:p>
          </table:table-cell>
          <table:table-cell table:style-name="ce106"/>
          <table:table-cell table:style-name="ce106" office:value-type="float" office:value="-130.3" calcext:value-type="float">
            <text:p>-130,30</text:p>
          </table:table-cell>
          <table:table-cell table:formula="of:=[.F5]+[.D6]+[.E6]" office:value-type="float" office:value="29869.7" calcext:value-type="float">
            <text:p>29.869,70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6" office:value-type="float" office:value="-255.4" calcext:value-type="float">
            <text:p>-255,40</text:p>
          </table:table-cell>
          <table:table-cell table:style-name="ce106"/>
          <table:table-cell table:style-name="ce106" office:value-type="float" office:value="-255.4" calcext:value-type="float">
            <text:p>-255,40</text:p>
          </table:table-cell>
          <table:table-cell table:formula="of:=[.F6]+[.D7]+[.E7]" office:value-type="float" office:value="29614.3" calcext:value-type="float">
            <text:p>29.614,30</text:p>
          </table:table-cell>
          <table:table-cell/>
        </table:table-row>
        <table:table-row table:style-name="ro1">
          <table:table-cell table:style-name="ce90" office:value-type="date" office:date-value="2022-01-04" calcext:value-type="date">
            <text:p>04.01.2022</text:p>
          </table:table-cell>
          <table:table-cell table:style-name="ce40" office:value-type="string" calcext:value-type="string">
            <text:p>4876 KK</text:p>
          </table:table-cell>
          <table:table-cell table:style-name="ce106" office:value-type="float" office:value="-50" calcext:value-type="float">
            <text:p>-50,00</text:p>
          </table:table-cell>
          <table:table-cell table:style-name="ce106"/>
          <table:table-cell table:style-name="ce106" office:value-type="float" office:value="-50" calcext:value-type="float">
            <text:p>-50,00</text:p>
          </table:table-cell>
          <table:table-cell table:formula="of:=[.F7]+[.D8]+[.E8]" office:value-type="float" office:value="29564.3" calcext:value-type="float">
            <text:p>29.564,30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8]+[.D9]+[.E9]" office:value-type="float" office:value="29863.29" calcext:value-type="float">
            <text:p>29.863,29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9]+[.D10]+[.E10]" office:value-type="float" office:value="30494.03" calcext:value-type="float">
            <text:p>30.494,03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10]+[.D11]+[.E11]" office:value-type="float" office:value="30724.32" calcext:value-type="float">
            <text:p>30.724,32</text:p>
          </table:table-cell>
          <table:table-cell/>
        </table:table-row>
        <table:table-row table:style-name="ro1">
          <table:table-cell table:style-name="ce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1]+[.D12]+[.E12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2]+[.D13]+[.E13]" office:value-type="float" office:value="30877.23" calcext:value-type="float">
            <text:p>30.877,23</text:p>
          </table:table-cell>
          <table:table-cell/>
        </table:table-row>
        <table:table-row table:style-name="ro1">
          <table:table-cell table:style-name="ce90" office:value-type="date" office:date-value="2022-01-13" calcext:value-type="date">
            <text:p>13.01.2022</text:p>
          </table:table-cell>
          <table:table-cell table:style-name="ce41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3]+[.D14]+[.E14]" office:value-type="float" office:value="29626.83" calcext:value-type="float">
            <text:p>29.626,83</text:p>
          </table:table-cell>
          <table:table-cell/>
        </table:table-row>
        <table:table-row table:style-name="ro1">
          <table:table-cell table:style-name="ce90" office:value-type="date" office:date-value="2022-01-17" calcext:value-type="date">
            <text:p>17.01.2022</text:p>
          </table:table-cell>
          <table:table-cell table:style-name="ce41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4]+[.D15]+[.E15]" office:value-type="float" office:value="29588.96" calcext:value-type="float">
            <text:p>29.588,96</text:p>
          </table:table-cell>
          <table:table-cell/>
        </table:table-row>
        <table:table-row table:style-name="ro1">
          <table:table-cell table:style-name="ce90" office:value-type="date" office:date-value="2022-01-17" calcext:value-type="date">
            <text:p>17.01.2022</text:p>
          </table:table-cell>
          <table:table-cell table:style-name="ce41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5]+[.D16]+[.E16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6]+[.D17]+[.E17]" office:value-type="float" office:value="28980.88" calcext:value-type="float">
            <text:p>28.980,88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7]+[.D18]+[.E18]" office:value-type="float" office:value="32008.08" calcext:value-type="float">
            <text:p>32.008,08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8]+[.D19]+[.E19]" office:value-type="float" office:value="30507.08" calcext:value-type="float">
            <text:p>30.507,08</text:p>
          </table:table-cell>
          <table:table-cell/>
        </table:table-row>
        <table:table-row table:style-name="ro1">
          <table:table-cell table:style-name="ce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9]+[.D20]+[.E20]" office:value-type="float" office:value="29006.08" calcext:value-type="float">
            <text:p>29.006,08</text:p>
          </table:table-cell>
          <table:table-cell/>
        </table:table-row>
        <table:table-row table:style-name="ro1">
          <table:table-cell table:style-name="ce9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20]+[.D21]+[.E21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1]+[.D22]+[.E22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2]+[.D23]+[.E23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3]+[.D24]+[.E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/>
          <table:table-cell table:style-name="ce48" table:formula="of:=SUM([.C5:.C24])" office:value-type="float" office:value="2006.08" calcext:value-type="float">
            <text:p>2.006,08</text:p>
          </table:table-cell>
          <table:table-cell table:style-name="ce103" table:formula="of:=SUM([.D5:.D24])" office:value-type="float" office:value="36340.13" calcext:value-type="float">
            <text:p>36.340,13</text:p>
          </table:table-cell>
          <table:table-cell table:style-name="ce103" table:formula="of:=SUM([.E5:.E24])" office:value-type="float" office:value="-5334.05" calcext:value-type="float">
            <text:p>-5.334,05</text:p>
          </table:table-cell>
          <table:table-cell table:formula="of:=[.F24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5]+[.D26]+[.E26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ŞUBAT</text:p>
          </table:table-cell>
          <table:table-cell table:number-columns-repeated="3"/>
          <table:table-cell table:formula="of:=[.F26]+[.D27]+[.E27]" office:value-type="float" office:value="31006.08" calcext:value-type="float">
            <text:p>31.006,0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table:style-name="ce39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27]+[.D28]+[.E28]" office:value-type="float" office:value="30823.88" calcext:value-type="float">
            <text:p>30.823,8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table:style-name="ce39" office:value-type="string" calcext:value-type="string">
            <text:p><text:span text:style-name="T2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28]+[.D29]+[.E29]" office:value-type="float" office:value="30387.58" calcext:value-type="float">
            <text:p>30.387,58</text:p>
          </table:table-cell>
          <table:table-cell/>
        </table:table-row>
        <table:table-row table:style-name="ro1">
          <table:table-cell table:style-name="ce90" office:value-type="date" office:date-value="2022-02-04" calcext:value-type="date">
            <text:p>04.02.2022</text:p>
          </table:table-cell>
          <table:table-cell table:style-name="ce40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29]+[.D30]+[.E30]" office:value-type="float" office:value="24809.86" calcext:value-type="float">
            <text:p>24.809,86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30]+[.D31]+[.E31]" office:value-type="float" office:value="25318.85" calcext:value-type="float">
            <text:p>25.318,85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31]+[.D32]+[.E32]" office:value-type="float" office:value="26806.68" calcext:value-type="float">
            <text:p>26.806,68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32]+[.D33]+[.E33]" office:value-type="float" office:value="27296.34" calcext:value-type="float">
            <text:p>27.296,34</text:p>
          </table:table-cell>
          <table:table-cell/>
        </table:table-row>
        <table:table-row table:style-name="ro1">
          <table:table-cell table:style-name="ce90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33]+[.D34]+[.E34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34]+[.D35]+[.E35]" office:value-type="float" office:value="27356.58" calcext:value-type="float">
            <text:p>27.356,58</text:p>
          </table:table-cell>
          <table:table-cell/>
        </table:table-row>
        <table:table-row table:style-name="ro1">
          <table:table-cell table:style-name="ce90" office:value-type="date" office:date-value="2022-02-14" calcext:value-type="date">
            <text:p>14.02.2022</text:p>
          </table:table-cell>
          <table:table-cell table:style-name="ce41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35]+[.D36]+[.E36]" office:value-type="float" office:value="25037.1" calcext:value-type="float">
            <text:p>25.037,10</text:p>
          </table:table-cell>
          <table:table-cell/>
        </table:table-row>
        <table:table-row table:style-name="ro1">
          <table:table-cell table:style-name="ce90" office:value-type="date" office:date-value="2022-02-18" calcext:value-type="date">
            <text:p>18.02.2022</text:p>
          </table:table-cell>
          <table:table-cell table:style-name="ce41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36]+[.D37]+[.E37]" office:value-type="float" office:value="24992.72" calcext:value-type="float">
            <text:p>24.992,72</text:p>
          </table:table-cell>
          <table:table-cell/>
        </table:table-row>
        <table:table-row table:style-name="ro1">
          <table:table-cell table:style-name="ce90" office:value-type="date" office:date-value="2022-02-18" calcext:value-type="date">
            <text:p>18.02.2022</text:p>
          </table:table-cell>
          <table:table-cell table:style-name="ce41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37]+[.D38]+[.E38]" office:value-type="float" office:value="23914.65" calcext:value-type="float">
            <text:p>23.914,65</text:p>
          </table:table-cell>
          <table:table-cell/>
        </table:table-row>
        <table:table-row table:style-name="ro1">
          <table:table-cell table:style-name="ce90" office:value-type="date" office:date-value="2022-02-22" calcext:value-type="date">
            <text:p>22.02.2022</text:p>
          </table:table-cell>
          <table:table-cell table:style-name="ce42" office:value-type="string" calcext:value-type="string">
            <text:p>Tuzgümrüğü kira <text:span text:style-name="T3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8]+[.D39]+[.E39]" office:value-type="float" office:value="26914.65" calcext:value-type="float">
            <text:p>26.914,6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39]+[.D40]+[.E40]" office:value-type="float" office:value="29941.85" calcext:value-type="float">
            <text:p>29.941,8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40]+[.D41]+[.E41]" office:value-type="float" office:value="28441.85" calcext:value-type="float">
            <text:p>28.441,8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.000,00</text:p>
          </table:table-cell>
          <table:table-cell/>
          <table:table-cell office:value-type="float" office:value="-22000" calcext:value-type="float">
            <text:p>-22.000,00</text:p>
          </table:table-cell>
          <table:table-cell table:formula="of:=[.F41]+[.D42]+[.E42]" office:value-type="float" office:value="6441.85" calcext:value-type="float">
            <text:p>6.441,85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42]+[.D43]+[.E43]" office:value-type="float" office:value="5041.85" calcext:value-type="float">
            <text:p>5.041,85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43]+[.D44]+[.E44]" office:value-type="float" office:value="-2858.15" calcext:value-type="float">
            <text:p>-2.858,15</text:p>
          </table:table-cell>
          <table:table-cell/>
        </table:table-row>
        <table:table-row table:style-name="ro1">
          <table:table-cell table:style-name="ce90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44]+[.D45]+[.E45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45]+[.D46]+[.E46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46]+[.D47]+[.E47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/>
          <table:table-cell/>
          <table:table-cell table:style-name="ce48" table:formula="of:=SUM([.C28:.C47])" office:value-type="float" office:value="-32871.06" calcext:value-type="float">
            <text:p>-32.871,06</text:p>
          </table:table-cell>
          <table:table-cell table:style-name="ce103" table:formula="of:=SUM([.D28:.D47])" office:value-type="float" office:value="11573.92" calcext:value-type="float">
            <text:p>11.573,92</text:p>
          </table:table-cell>
          <table:table-cell table:style-name="ce103" table:formula="of:=SUM([.E28:.E47])" office:value-type="float" office:value="-42438.15" calcext:value-type="float">
            <text:p>-42.438,15</text:p>
          </table:table-cell>
          <table:table-cell table:formula="of:=[.F47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/>
          <table:table-cell table:style-name="ce103" table:number-columns-repeated="3"/>
          <table:table-cell table:formula="of:=[.F48]+[.D49]+[.E49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 table:style-name="ce83" office:value-type="string" calcext:value-type="string">
            <text:p>MART</text:p>
          </table:table-cell>
          <table:table-cell table:style-name="ce103" table:number-columns-repeated="3"/>
          <table:table-cell table:formula="of:=[.F49]+[.D50]+[.E50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3"/>
          <table:table-cell table:formula="of:=[.F50]+[.D51]+[.E51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3"/>
          <table:table-cell table:formula="of:=[.F51]+[.D52]+[.E52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3"/>
          <table:table-cell table:formula="of:=[.F52]+[.D53]+[.E53]" office:value-type="float" office:value="141.850000000002" calcext:value-type="float">
            <text:p>141,85</text:p>
          </table:table-cell>
          <table:table-cell table:style-name="ce83"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float" office:value="375.6" calcext:value-type="float">
            <text:p>375,60</text:p>
          </table:table-cell>
          <table:table-cell table:number-columns-repeated="2"/>
          <table:table-cell table:formula="of:=[.F53]+[.D54]+[.E54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float" office:value="1137.88" calcext:value-type="float">
            <text:p>1.137,88</text:p>
          </table:table-cell>
          <table:table-cell table:number-columns-repeated="2"/>
          <table:table-cell table:formula="of:=[.F54]+[.D55]+[.E55]" office:value-type="float" office:value="141.850000000002" calcext:value-type="float">
            <text:p>141,85</text:p>
          </table:table-cell>
          <table:table-cell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55]+[.D56]+[.E56]" office:value-type="float" office:value="396.850000000002" calcext:value-type="float">
            <text:p>396,85</text:p>
          </table:table-cell>
          <table:table-cell/>
        </table:table-row>
        <table:table-row table:style-name="ro1">
          <table:table-cell table:style-name="ce90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56]+[.D57]+[.E57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57]+[.D58]+[.E58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 office:value-type="date" office:date-value="2022-03-11" calcext:value-type="date">
            <text:p>11.03.2022</text:p>
          </table:table-cell>
          <table:table-cell table:style-name="ce41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 table:number-columns-repeated="2"/>
          <table:table-cell table:formula="of:=[.F58]+[.D59]+[.E59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59]+[.D60]+[.E60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60]+[.D61]+[.E61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61]+[.D62]+[.E62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62]+[.D63]+[.E63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63]+[.D64]+[.E64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64]+[.D65]+[.E65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 office:value-type="date" office:date-value="2022-02-28" calcext:value-type="date">
            <text:p>28.02.2022</text:p>
          </table:table-cell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65]+[.D66]+[.E66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6]+[.D67]+[.E67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7]+[.D68]+[.E68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8]+[.D69]+[.E69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69]+[.D70]+[.E70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51:.C70])" office:value-type="float" office:value="4245.21" calcext:value-type="float">
            <text:p>4.245,21</text:p>
          </table:table-cell>
          <table:table-cell table:style-name="ce103" table:formula="of:=SUM([.D51:.D70])" office:value-type="float" office:value="324.31" calcext:value-type="float">
            <text:p>324,31</text:p>
          </table:table-cell>
          <table:table-cell table:style-name="ce103" table:formula="of:=SUM([.E51:.E70])" office:value-type="float" office:value="0" calcext:value-type="float">
            <text:p>0,00</text:p>
          </table:table-cell>
          <table:table-cell table:formula="of:=[.F70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71]+[.D72]-[.E72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NİSAN</text:p>
          </table:table-cell>
          <table:table-cell table:number-columns-repeated="3"/>
          <table:table-cell table:formula="of:=[.F72]+[.D73]-[.E73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73]+[.D74]-[.E74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74]+[.D75]-[.E75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75]+[.D76]-[.E76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76]+[.D77]-[.E77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77]+[.D78]-[.E78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78]+[.D79]-[.E79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79]+[.D80]-[.E80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80]+[.D81]-[.E81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81]+[.D82]-[.E82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82]+[.D83]-[.E83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83]+[.D84]-[.E84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 +++++++++++++</text:p>
          </table:table-cell>
          <table:table-cell table:number-columns-repeated="3"/>
          <table:table-cell table:formula="of:=[.F84]+[.D85]-[.E85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85]+[.D86]-[.E86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6]+[.D87]-[.E87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87]+[.D88]-[.E88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88]+[.D89]-[.E89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89]+[.D90]-[.E90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90]+[.D91]-[.E91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1]+[.D92]-[.E92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2]+[.D93]-[.E93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74:.C93])" office:value-type="float" office:value="68012.37" calcext:value-type="float">
            <text:p>68.012,37</text:p>
          </table:table-cell>
          <table:table-cell table:style-name="ce103" table:formula="of:=SUM([.D74:.D93])" office:value-type="float" office:value="0" calcext:value-type="float">
            <text:p>0,00</text:p>
          </table:table-cell>
          <table:table-cell table:style-name="ce103" table:formula="of:=SUM([.E74:.E93])" office:value-type="float" office:value="0" calcext:value-type="float">
            <text:p>0,00</text:p>
          </table:table-cell>
          <table:table-cell table:formula="of:=[.F93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MAYIS</text:p>
          </table:table-cell>
          <table:table-cell table:number-columns-repeated="3"/>
          <table:table-cell table:formula="of:=[.F94]+[.D95]-[.E95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95]+[.D96]-[.E96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96]+[.D97]-[.E97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97]+[.D98]-[.E98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98]+[.D99]-[.E99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99]+[.D100]-[.E100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00]+[.D101]-[.E101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01]+[.D102]-[.E102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02]+[.D103]-[.E103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03]+[.D104]-[.E104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04]+[.D105]-[.E105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05]+[.D106]-[.E106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06]+[.D107]-[.E107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07]+[.D108]-[.E108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08]+[.D109]-[.E109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09]+[.D110]-[.E110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10]+[.D111]-[.E111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1]+[.D112]-[.E112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2]+[.D113]-[.E113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3]+[.D114]-[.E114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14]+[.D115]-[.E115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96:.C115])" office:value-type="float" office:value="5012.37" calcext:value-type="float">
            <text:p>5.012,37</text:p>
          </table:table-cell>
          <table:table-cell table:style-name="ce103" table:formula="of:=SUM([.D96:.D115])" office:value-type="float" office:value="0" calcext:value-type="float">
            <text:p>0,00</text:p>
          </table:table-cell>
          <table:table-cell table:style-name="ce103" table:formula="of:=SUM([.E96:.E115])" office:value-type="float" office:value="0" calcext:value-type="float">
            <text:p>0,00</text:p>
          </table:table-cell>
          <table:table-cell table:formula="of:=[.F115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95]+[.D117]-[.E117]" office:value-type="float" office:value="466.160000000002" calcext:value-type="float">
            <text:p>466,16</text:p>
          </table:table-cell>
          <table:table-cell/>
        </table:table-row>
        <table:table-row table:style-name="ro1">
          <table:table-cell table:style-name="ce90"/>
          <table:table-cell table:style-name="ce83" office:value-type="string" calcext:value-type="string">
            <text:p>HAZİRAN</text:p>
          </table:table-cell>
          <table:table-cell table:number-columns-repeated="3"/>
          <table:table-cell table:formula="of:=[#REF!]+[.D118]-[.E11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18]+[.D119]-[.E11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19]+[.D120]-[.E12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20]+[.D121]-[.E12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21]+[.D122]-[.E12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22]+[.D123]-[.E12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23]+[.D124]-[.E12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24]+[.D125]-[.E12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25]+[.D126]-[.E12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26]+[.D127]-[.E12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27]+[.D128]-[.E12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28]+[.D129]-[.E12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29]+[.D130]-[.E1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30]+[.D131]-[.E13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1]+[.D132]-[.E13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32]+[.D133]-[.E13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33]+[.D134]-[.E13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34]+[.D135]-[.E13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35]+[.D136]-[.E13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36]+[.D137]-[.E13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37]+[.D138]-[.E13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19:.C138])" office:value-type="float" office:value="5012.37" calcext:value-type="float">
            <text:p>5.012,37</text:p>
          </table:table-cell>
          <table:table-cell table:style-name="ce103" table:formula="of:=SUM([.D119:.D138])" office:value-type="float" office:value="0" calcext:value-type="float">
            <text:p>0,00</text:p>
          </table:table-cell>
          <table:table-cell table:style-name="ce103" table:formula="of:=SUM([.E119:.E138])" office:value-type="float" office:value="0" calcext:value-type="float">
            <text:p>0,00</text:p>
          </table:table-cell>
          <table:table-cell table:formula="of:=[.F13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83"/>
          <table:table-cell table:number-columns-repeated="5"/>
        </table:table-row>
        <table:table-row table:style-name="ro1">
          <table:table-cell table:style-name="ce90"/>
          <table:table-cell table:style-name="ce83" office:value-type="string" calcext:value-type="string">
            <text:p>TEMMUZ</text:p>
          </table:table-cell>
          <table:table-cell table:number-columns-repeated="3"/>
          <table:table-cell table:formula="of:=[#REF!]+[.D141]-[.E14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41]+[.D142]-[.E14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42]+[.D143]-[.E14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43]+[.D144]-[.E14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44]+[.D145]-[.E14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45]+[.D146]-[.E14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46]+[.D147]-[.E14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47]+[.D148]-[.E14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48]+[.D149]-[.E14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49]+[.D150]-[.E15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50]+[.D151]-[.E15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51]+[.D152]-[.E15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2]+[.D153]-[.E15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153]+[.D154]-[.E15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154]+[.D155]-[.E15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155]+[.D156]-[.E15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56]+[.D157]-[.E15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57]+[.D158]-[.E15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58]+[.D159]-[.E15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59]+[.D160]-[.E16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60]+[.D161]-[.E16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42:.C161])" office:value-type="float" office:value="5000" calcext:value-type="float">
            <text:p>5.000,00</text:p>
          </table:table-cell>
          <table:table-cell table:style-name="ce103" table:formula="of:=SUM([.D142:.D161])" office:value-type="float" office:value="0" calcext:value-type="float">
            <text:p>0,00</text:p>
          </table:table-cell>
          <table:table-cell table:style-name="ce103" table:formula="of:=SUM([.E142:.E161])" office:value-type="float" office:value="0" calcext:value-type="float">
            <text:p>0,00</text:p>
          </table:table-cell>
          <table:table-cell table:formula="of:=[.F16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83"/>
          <table:table-cell table:number-columns-repeated="5"/>
        </table:table-row>
        <table:table-row table:style-name="ro1">
          <table:table-cell/>
          <table:table-cell table:style-name="ce83" office:value-type="string" calcext:value-type="string">
            <text:p>AĞUSTOS</text:p>
          </table:table-cell>
          <table:table-cell table:number-columns-repeated="3"/>
          <table:table-cell table:formula="of:=[#REF!]+[.D164]-[.E16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64]+[.D165]-[.E16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65]+[.D166]-[.E16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66]+[.D167]-[.E16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67]+[.D168]-[.E16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68]+[.D169]-[.E16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69]+[.D170]-[.E17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70]+[.D171]-[.E17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71]+[.D172]-[.E17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72]+[.D173]-[.E17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73]+[.D174]-[.E17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74]+[.D175]-[.E17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75]+[.D176]-[.E17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176]+[.D177]-[.E17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177]+[.D178]-[.E17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178]+[.D179]-[.E17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table:number-columns-repeated="3"/>
          <table:table-cell table:formula="of:=[.F179]+[.D180]-[.E18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80]+[.D181]-[.E18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81]+[.D182]-[.E18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82]+[.D183]-[.E18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83]+[.D184]-[.E18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65:.C184])" office:value-type="float" office:value="0" calcext:value-type="float">
            <text:p>0,00</text:p>
          </table:table-cell>
          <table:table-cell table:style-name="ce103" table:formula="of:=SUM([.D165:.D184])" office:value-type="float" office:value="0" calcext:value-type="float">
            <text:p>0,00</text:p>
          </table:table-cell>
          <table:table-cell table:style-name="ce103" table:formula="of:=SUM([.E165:.E184])" office:value-type="float" office:value="0" calcext:value-type="float">
            <text:p>0,00</text:p>
          </table:table-cell>
          <table:table-cell table:formula="of:=[.F18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style-name="ce83"/>
          <table:table-cell table:number-columns-repeated="5"/>
        </table:table-row>
        <table:table-row table:style-name="ro1">
          <table:table-cell/>
          <table:table-cell table:style-name="ce83" office:value-type="string" calcext:value-type="string">
            <text:p>EYLÜL</text:p>
          </table:table-cell>
          <table:table-cell table:style-name="ce103"/>
          <table:table-cell table:number-columns-repeated="2"/>
          <table:table-cell table:formula="of:=[#REF!]+[.D187]-[.E18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187]+[.D188]-[.E18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188]+[.D189]-[.E18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189]+[.D190]-[.E19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190]+[.D191]-[.E19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191]+[.D192]-[.E19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192]+[.D193]-[.E19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193]+[.D194]-[.E19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194]+[.D195]-[.E19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195]+[.D196]-[.E19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196]+[.D197]-[.E19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197]+[.D198]-[.E19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98]+[.D199]-[.E19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199]+[.D200]-[.E20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00]+[.D201]-[.E20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01]+[.D202]-[.E20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table:number-columns-repeated="3"/>
          <table:table-cell table:formula="of:=[.F202]+[.D203]-[.E20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03]+[.D204]-[.E20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04]+[.D205]-[.E20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05]+[.D206]-[.E20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06]+[.D207]-[.E20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188:.C207])" office:value-type="float" office:value="0" calcext:value-type="float">
            <text:p>0,00</text:p>
          </table:table-cell>
          <table:table-cell table:style-name="ce103" table:formula="of:=SUM([.D188:.D207])" office:value-type="float" office:value="0" calcext:value-type="float">
            <text:p>0,00</text:p>
          </table:table-cell>
          <table:table-cell table:style-name="ce103" table:formula="of:=SUM([.E188:.E207])" office:value-type="float" office:value="0" calcext:value-type="float">
            <text:p>0,00</text:p>
          </table:table-cell>
          <table:table-cell table:formula="of:=[.F20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style-name="ce83"/>
          <table:table-cell table:style-name="ce103"/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EKİM</text:p>
          </table:table-cell>
          <table:table-cell table:number-columns-repeated="3"/>
          <table:table-cell table:formula="of:=[#REF!]+[.D210]-[.E21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210]+[.D211]-[.E21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211]+[.D212]-[.E21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212]+[.D213]-[.E21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213]+[.D214]-[.E21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14]+[.D215]-[.E21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215]+[.D216]-[.E21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216]+[.D217]-[.E2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17]+[.D218]-[.E21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218]+[.D219]-[.E21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219]+[.D220]-[.E22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220]+[.D221]-[.E22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21]+[.D222]-[.E22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222]+[.D223]-[.E22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23]+[.D224]-[.E22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24]+[.D225]-[.E22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table:number-columns-repeated="3"/>
          <table:table-cell table:formula="of:=[.F225]+[.D226]-[.E22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26]+[.D227]-[.E22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27]+[.D228]-[.E22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28]+[.D229]-[.E22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29]+[.D230]-[.E2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211:.C230])" office:value-type="float" office:value="65000" calcext:value-type="float">
            <text:p>65.000,00</text:p>
          </table:table-cell>
          <table:table-cell table:style-name="ce103" table:formula="of:=SUM([.D211:.D230])" office:value-type="float" office:value="0" calcext:value-type="float">
            <text:p>0,00</text:p>
          </table:table-cell>
          <table:table-cell table:style-name="ce103" table:formula="of:=SUM([.E211:.E230])" office:value-type="float" office:value="0" calcext:value-type="float">
            <text:p>0,00</text:p>
          </table:table-cell>
          <table:table-cell table:formula="of:=[.F2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style-name="ce83"/>
          <table:table-cell table:number-columns-repeated="5"/>
        </table:table-row>
        <table:table-row table:style-name="ro1">
          <table:table-cell/>
          <table:table-cell table:style-name="ce83" office:value-type="string" calcext:value-type="string">
            <text:p>KASIM</text:p>
          </table:table-cell>
          <table:table-cell table:number-columns-repeated="3"/>
          <table:table-cell table:formula="of:=[#REF!]+[.D233]-[.E23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233]+[.D234]-[.E23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234]+[.D235]-[.E23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235]+[.D236]-[.E23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236]+[.D237]-[.E23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37]+[.D238]-[.E23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238]+[.D239]-[.E23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239]+[.D240]-[.E24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40]+[.D241]-[.E24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241]+[.D242]-[.E24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242]+[.D243]-[.E24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243]+[.D244]-[.E24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44]+[.D245]-[.E24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245]+[.D246]-[.E24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46]+[.D247]-[.E24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47]+[.D248]-[.E24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table:number-columns-repeated="3"/>
          <table:table-cell table:formula="of:=[.F248]+[.D249]-[.E24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49]+[.D250]-[.E25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50]+[.D251]-[.E25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51]+[.D252]-[.E25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52]+[.D253]-[.E25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234:.C253])" office:value-type="float" office:value="65000" calcext:value-type="float">
            <text:p>65.000,00</text:p>
          </table:table-cell>
          <table:table-cell table:style-name="ce103" table:formula="of:=SUM([.D234:.D253])" office:value-type="float" office:value="0" calcext:value-type="float">
            <text:p>0,00</text:p>
          </table:table-cell>
          <table:table-cell table:style-name="ce103" table:formula="of:=SUM([.E234:.E253])" office:value-type="float" office:value="0" calcext:value-type="float">
            <text:p>0,00</text:p>
          </table:table-cell>
          <table:table-cell table:formula="of:=[.F25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/>
          <table:table-cell table:style-name="ce83"/>
          <table:table-cell table:number-columns-repeated="5"/>
        </table:table-row>
        <table:table-row table:style-name="ro1">
          <table:table-cell/>
          <table:table-cell table:style-name="ce83" office:value-type="string" calcext:value-type="string">
            <text:p>ARALIK</text:p>
          </table:table-cell>
          <table:table-cell table:number-columns-repeated="3"/>
          <table:table-cell table:formula="of:=[#REF!]+[.D256]-[.E25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5847500300 /CK ÇEPESAŞ/FATURA</text:p>
          </table:table-cell>
          <table:table-cell table:style-name="ce103" table:number-columns-repeated="2"/>
          <table:table-cell/>
          <table:table-cell table:formula="of:=[.F256]+[.D257]-[.E25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39" office:value-type="string" calcext:value-type="string">
            <text:p><text:span text:style-name="T2">8222520300</text:span> /CK ÇEPESAŞ/FATURA</text:p>
          </table:table-cell>
          <table:table-cell table:style-name="ce103" table:number-columns-repeated="2"/>
          <table:table-cell/>
          <table:table-cell table:formula="of:=[.F257]+[.D258]-[.E25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0" office:value-type="string" calcext:value-type="string">
            <text:p>4876 KK</text:p>
          </table:table-cell>
          <table:table-cell table:style-name="ce103" table:number-columns-repeated="2"/>
          <table:table-cell/>
          <table:table-cell table:formula="of:=[.F258]+[.D259]-[.E25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esut Elektrik</text:p>
          </table:table-cell>
          <table:table-cell table:number-columns-repeated="3"/>
          <table:table-cell table:formula="of:=[.F259]+[.D260]-[.E26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urdacı Elektrik</text:p>
          </table:table-cell>
          <table:table-cell table:number-columns-repeated="3"/>
          <table:table-cell table:formula="of:=[.F260]+[.D261]-[.E26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Emre Elektrik</text:p>
          </table:table-cell>
          <table:table-cell table:number-columns-repeated="3"/>
          <table:table-cell table:formula="of:=[.F261]+[.D262]-[.E26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Hacı Elektrik</text:p>
          </table:table-cell>
          <table:table-cell table:number-columns-repeated="3"/>
          <table:table-cell table:formula="of:=[.F262]+[.D263]-[.E26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63]+[.D264]-[.E26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9522138254 /CK ÇEPESAŞ/FATURA</text:p>
          </table:table-cell>
          <table:table-cell table:number-columns-repeated="3"/>
          <table:table-cell table:formula="of:=[.F264]+[.D265]-[.E26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0383215 /TOKATAMASY/FATURA</text:p>
          </table:table-cell>
          <table:table-cell table:number-columns-repeated="3"/>
          <table:table-cell table:formula="of:=[.F265]+[.D266]-[.E26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style-name="ce41" office:value-type="string" calcext:value-type="string">
            <text:p>000374398 /TOKATAMASY/FATURA</text:p>
          </table:table-cell>
          <table:table-cell table:number-columns-repeated="3"/>
          <table:table-cell table:formula="of:=[.F266]+[.D267]-[.E26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267]+[.D268]-[.E268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aaş</text:p>
          </table:table-cell>
          <table:table-cell table:number-columns-repeated="3"/>
          <table:table-cell table:formula="of:=[.F268]+[.D269]-[.E26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yasemin</text:p>
          </table:table-cell>
          <table:table-cell table:number-columns-repeated="3"/>
          <table:table-cell table:formula="of:=[.F269]+[.D270]-[.E27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umut</text:p>
          </table:table-cell>
          <table:table-cell table:number-columns-repeated="3"/>
          <table:table-cell table:formula="of:=[.F270]+[.D271]-[.E271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Doğuş Kira </text:p>
          </table:table-cell>
          <table:table-cell table:number-columns-repeated="3"/>
          <table:table-cell table:formula="of:=[.F271]+[.D272]-[.E272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72]+[.D273]-[.E273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office:value-type="string" calcext:value-type="string">
            <text:p>Motorcu Kira <text:s/>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73]+[.D274]-[.E27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74]+[.D275]-[.E275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 table:number-columns-repeated="4"/>
          <table:table-cell table:formula="of:=[.F275]+[.D276]-[.E27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style-name="ce90"/>
          <table:table-cell/>
          <table:table-cell table:style-name="ce103" table:formula="of:=SUM([.C257:.C276])" office:value-type="float" office:value="65000" calcext:value-type="float">
            <text:p>65.000,00</text:p>
          </table:table-cell>
          <table:table-cell table:style-name="ce103" table:formula="of:=SUM([.D257:.D276])" office:value-type="float" office:value="0" calcext:value-type="float">
            <text:p>0,00</text:p>
          </table:table-cell>
          <table:table-cell table:style-name="ce103" table:formula="of:=SUM([.E257:.E276])" office:value-type="float" office:value="0" calcext:value-type="float">
            <text:p>0,00</text:p>
          </table:table-cell>
          <table:table-cell table:formula="of:=[.F276]" office:value-type="string" office:string-value="" calcext:value-type="error">
            <text:p>#REF!</text:p>
          </table:table-cell>
          <table:table-cell/>
        </table:table-row>
        <table:table-row table:style-name="ro1" table:number-rows-repeated="7">
          <table:table-cell/>
          <table:table-cell table:style-name="ce83"/>
          <table:table-cell table:number-columns-repeated="5"/>
        </table:table-row>
        <table:table-row table:style-name="ro1" table:number-rows-repeated="10482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'file:///media/m/438C5BC92CEF8C4E/deeppoo_pc/aa/hes2020/Account/2022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8419.17">
            <text:p>-78419.17</text:p>
          </table:table-cell>
        </table:table-row>
      </table:table>
      <table:table table:name="'file:///media/m/438C5BC92CEF8C4E/deeppoo_pc/aa/hes2020/Account/2022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media/m/438C5BC92CEF8C4E/deeppoo_pc/aa/hes2020/Account/2022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media/m/438C5BC92CEF8C4E/deeppoo_pc/aa/hes2020/Account/2022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 office:value-type="float" office:value="-20695.8">
            <text:p>-20695.8</text:p>
          </table:table-cell>
        </table:table-row>
      </table:table>
      <table:table table:name="'file:///media/m/438C5BC92CEF8C4E/deeppoo_pc/aa/hes2020/Account/2022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media/m/438C5BC92CEF8C4E/deeppoo_pc/aa/hes2020/Account/2022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438C5BC92CEF8C4E/deeppoo_pc/aa/hes2020/Account/2022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3-04T09:42:02.915746470</dc:date>
    <meta:editing-duration>P3DT20H4M9S</meta:editing-duration>
    <meta:editing-cycles>167</meta:editing-cycles>
    <meta:generator>LibreOffice/7.2.5.2$Linux_X86_64 LibreOffice_project/20$Build-2</meta:generator>
    <meta:document-statistic meta:table-count="4" meta:cell-count="879" meta:object-count="0"/>
  </office:meta>
</office:document-meta>
</file>